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start="Arrow" draw:marker-end="Arrow" draw:marker-end-width="0.3cm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draw:auto-grow-height="true" fo:min-height="6.8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22pt" style:font-size-asian="22pt" style:font-size-complex="22pt"/>
    </style:style>
    <style:style style:name="P3" style:family="paragraph">
      <style:paragraph-properties fo:text-align="center"/>
      <style:text-properties fo:font-family="'Courier New'" style:font-family-generic="modern" style:font-pitch="fixed"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size="22pt" style:font-size-asian="22pt" style:font-size-complex="22pt"/>
    </style:style>
    <style:style style:name="P5" style:family="paragraph">
      <style:text-properties fo:font-family="'Courier New'" style:font-family-generic="modern" style:font-pitch="fixed" fo:font-size="22pt" style:font-size-asian="22pt" style:font-size-complex="22pt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 style:font-size-asian="22pt" style:font-size-complex="22pt"/>
    </style:style>
    <style:style style:name="P9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text-properties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a Syntax</text:p>
          </draw:text-box>
        </draw:frame>
        <draw:frame presentation:style-name="pr2" draw:layer="layout" svg:width="25.199cm" svg:height="13.609cm" svg:x="1.4cm" svg:y="5.039cm">
          <draw:text-box>
            <text:p text:style-name="P1">An example of a CF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mpiler Stages</text:p>
          </draw:text-box>
        </draw:frame>
        <draw:rect draw:style-name="gr2" draw:text-style-name="P3" draw:layer="layout" svg:width="3.81cm" svg:height="2.54cm" svg:x="5.08cm" svg:y="8.89cm">
          <text:p text:style-name="P2">Lexical</text:p>
        </draw:rect>
        <draw:rect draw:style-name="gr2" draw:text-style-name="P3" draw:layer="layout" svg:width="3.81cm" svg:height="2.54cm" svg:x="10.795cm" svg:y="8.89cm">
          <text:p text:style-name="P2">Parser</text:p>
        </draw:rect>
        <draw:rect draw:style-name="gr2" draw:text-style-name="P3" draw:layer="layout" svg:width="3.81cm" svg:height="2.54cm" svg:x="16.51cm" svg:y="8.89cm">
          <text:p text:style-name="P2">IL</text:p>
          <text:p text:style-name="P2">generate</text:p>
        </draw:rect>
        <draw:rect draw:style-name="gr2" draw:text-style-name="P3" draw:layer="layout" svg:width="3.81cm" svg:height="2.54cm" svg:x="6.985cm" svg:y="13.97cm">
          <text:p text:style-name="P2">IL</text:p>
          <text:p text:style-name="P2">optimize</text:p>
        </draw:rect>
        <draw:rect draw:style-name="gr2" draw:text-style-name="P3" draw:layer="layout" svg:width="3.81cm" svg:height="2.54cm" svg:x="12.7cm" svg:y="13.97cm">
          <text:p text:style-name="P2">Code</text:p>
          <text:p text:style-name="P2">generate</text:p>
        </draw:rect>
        <draw:rect draw:style-name="gr2" draw:text-style-name="P3" draw:layer="layout" svg:width="3.81cm" svg:height="2.54cm" svg:x="18.415cm" svg:y="13.97cm">
          <text:p text:style-name="P2">Code</text:p>
          <text:p text:style-name="P2">optimize</text:p>
        </draw:rect>
        <draw:line draw:style-name="gr3" draw:text-style-name="P3" draw:layer="layout" svg:x1="8.89cm" svg:y1="10.16cm" svg:x2="10.795cm" svg:y2="10.16cm">
          <text:p text:style-name="P1"/>
        </draw:line>
        <draw:line draw:style-name="gr3" draw:text-style-name="P3" draw:layer="layout" svg:x1="14.605cm" svg:y1="10.16cm" svg:x2="16.51cm" svg:y2="10.16cm">
          <text:p text:style-name="P1"/>
        </draw:line>
        <draw:line draw:style-name="gr3" draw:text-style-name="P3" draw:layer="layout" svg:x1="10.795cm" svg:y1="15.24cm" svg:x2="12.7cm" svg:y2="15.24cm">
          <text:p text:style-name="P1"/>
        </draw:line>
        <draw:line draw:style-name="gr3" draw:text-style-name="P3" draw:layer="layout" svg:x1="16.51cm" svg:y1="15.24cm" svg:x2="18.415cm" svg:y2="15.24cm">
          <text:p text:style-name="P1"/>
        </draw:line>
        <draw:line draw:style-name="gr3" draw:text-style-name="P3" draw:layer="layout" svg:x1="22.225cm" svg:y1="15.24cm" svg:x2="23.495cm" svg:y2="15.24cm">
          <text:p text:style-name="P1"/>
        </draw:line>
        <draw:line draw:style-name="gr3" draw:text-style-name="P3" draw:layer="layout" svg:x1="3.81cm" svg:y1="10.16cm" svg:x2="5.08cm" svg:y2="10.16cm">
          <text:p text:style-name="P1"/>
        </draw:line>
        <draw:frame draw:style-name="gr4" draw:text-style-name="P5" draw:layer="layout" svg:width="3.296cm" svg:height="1.077cm" svg:x="0.635cm" svg:y="9.718cm">
          <draw:text-box>
            <text:p text:style-name="P4">source</text:p>
          </draw:text-box>
        </draw:frame>
        <draw:frame draw:style-name="gr4" draw:text-style-name="P5" draw:layer="layout" svg:width="3.296cm" svg:height="1.077cm" svg:x="23.495cm" svg:y="14.798cm">
          <draw:text-box>
            <text:p text:style-name="P4">object</text:p>
          </draw:text-box>
        </draw:frame>
        <draw:line draw:style-name="gr5" draw:text-style-name="P3" draw:layer="layout" svg:x1="20.32cm" svg:y1="10.16cm" svg:x2="23.495cm" svg:y2="12.7cm">
          <text:p text:style-name="P1"/>
        </draw:line>
        <draw:line draw:style-name="gr5" draw:text-style-name="P3" draw:layer="layout" svg:x1="4.445cm" svg:y1="12.7cm" svg:x2="23.495cm" svg:y2="12.7cm">
          <text:p text:style-name="P1"/>
        </draw:line>
        <draw:line draw:style-name="gr3" draw:text-style-name="P3" draw:layer="layout" svg:x1="4.445cm" svg:y1="12.7cm" svg:x2="6.985cm" svg:y2="15.24cm">
          <text:p text:style-name="P1"/>
        </draw:line>
        <draw:ellipse draw:style-name="gr2" draw:text-style-name="P3" draw:layer="layout" svg:width="5.715cm" svg:height="2.54cm" svg:x="9.525cm" svg:y="5.08cm">
          <text:p text:style-name="P2">Symbol</text:p>
          <text:p text:style-name="P2">Table</text:p>
        </draw:ellipse>
        <draw:line draw:style-name="gr6" draw:text-style-name="P3" draw:layer="layout" svg:x1="6.985cm" svg:y1="8.89cm" svg:x2="10.16cm" svg:y2="6.985cm">
          <text:p text:style-name="P1"/>
        </draw:line>
        <draw:line draw:style-name="gr7" draw:text-style-name="P3" draw:layer="layout" svg:x1="12.7cm" svg:y1="8.89cm" svg:x2="12.7cm" svg:y2="7.62cm">
          <text:p text:style-name="P1"/>
        </draw:line>
        <draw:line draw:style-name="gr7" draw:text-style-name="P3" draw:layer="layout" svg:x1="14.605cm" svg:y1="6.985cm" svg:x2="18.415cm" svg:y2="8.89cm">
          <text:p text:style-name="P1"/>
        </draw:line>
        <draw:frame draw:style-name="gr4" draw:text-style-name="P7" draw:layer="layout" svg:width="3.91cm" svg:height="1.115cm" svg:x="19.607cm" svg:y="6.985cm">
          <draw:text-box>
            <text:p text:style-name="P6">Front End</text:p>
          </draw:text-box>
        </draw:frame>
        <draw:frame draw:style-name="gr4" draw:text-style-name="P7" draw:layer="layout" svg:width="3.825cm" svg:height="1.115cm" svg:x="4.445cm" svg:y="17.145cm">
          <draw:text-box>
            <text:p text:style-name="P6">Back En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hange Language? Change FE</text:p>
          </draw:text-box>
        </draw:frame>
        <draw:rect draw:style-name="gr2" draw:text-style-name="P3" draw:layer="layout" svg:width="4.445cm" svg:height="2.54cm" svg:x="18.415cm" svg:y="10.16cm">
          <text:p text:style-name="P8"><text:span text:style-name="T1">back end</text:span></text:p>
        </draw:rect>
        <draw:rect draw:style-name="gr2" draw:text-style-name="P9" draw:layer="layout" svg:width="4.445cm" svg:height="2.54cm" svg:x="10.16cm" svg:y="4.445cm">
          <text:p text:style-name="P8">C</text:p>
        </draw:rect>
        <draw:rect draw:style-name="gr2" draw:text-style-name="P9" draw:layer="layout" svg:width="4.445cm" svg:height="2.54cm" svg:x="10.16cm" svg:y="8.255cm">
          <text:p text:style-name="P8">C++</text:p>
        </draw:rect>
        <draw:rect draw:style-name="gr2" draw:text-style-name="P9" draw:layer="layout" svg:width="4.445cm" svg:height="2.54cm" svg:x="10.16cm" svg:y="12.065cm">
          <text:p text:style-name="P8">Java</text:p>
        </draw:rect>
        <draw:rect draw:style-name="gr2" draw:text-style-name="P9" draw:layer="layout" svg:width="4.445cm" svg:height="2.54cm" svg:x="10.16cm" svg:y="15.875cm">
          <text:p text:style-name="P8">Ada</text:p>
        </draw:rect>
        <draw:line draw:style-name="gr3" draw:text-style-name="P9" draw:layer="layout" svg:x1="14.605cm" svg:y1="5.715cm" svg:x2="18.415cm" svg:y2="10.16cm">
          <text:p text:style-name="P1"/>
        </draw:line>
        <draw:line draw:style-name="gr3" draw:text-style-name="P9" draw:layer="layout" svg:x1="14.605cm" svg:y1="9.525cm" svg:x2="18.415cm" svg:y2="10.795cm">
          <text:p text:style-name="P1"/>
        </draw:line>
        <draw:line draw:style-name="gr3" draw:text-style-name="P9" draw:layer="layout" svg:x1="14.605cm" svg:y1="13.335cm" svg:x2="18.415cm" svg:y2="12.065cm">
          <text:p text:style-name="P1"/>
        </draw:line>
        <draw:line draw:style-name="gr3" draw:text-style-name="P9" draw:layer="layout" svg:x1="14.605cm" svg:y1="17.145cm" svg:x2="18.415cm" svg:y2="12.7cm">
          <text:p text:style-name="P1"/>
        </draw:line>
        <draw:line draw:style-name="gr3" draw:text-style-name="P9" draw:layer="layout" svg:x1="22.86cm" svg:y1="11.43cm" svg:x2="24.13cm" svg:y2="11.43cm">
          <text:p text:style-name="P1"/>
        </draw:line>
        <draw:line draw:style-name="gr3" draw:text-style-name="P9" draw:layer="layout" svg:x1="8.255cm" svg:y1="5.715cm" svg:x2="10.16cm" svg:y2="5.715cm">
          <text:p text:style-name="P1"/>
        </draw:line>
        <draw:line draw:style-name="gr3" draw:text-style-name="P9" draw:layer="layout" svg:x1="8.255cm" svg:y1="9.525cm" svg:x2="10.16cm" svg:y2="9.525cm">
          <text:p text:style-name="P1"/>
        </draw:line>
        <draw:line draw:style-name="gr3" draw:text-style-name="P9" draw:layer="layout" svg:x1="8.255cm" svg:y1="13.335cm" svg:x2="10.16cm" svg:y2="13.335cm">
          <text:p text:style-name="P1"/>
        </draw:line>
        <draw:line draw:style-name="gr3" draw:text-style-name="P9" draw:layer="layout" svg:x1="8.255cm" svg:y1="17.145cm" svg:x2="10.16cm" svg:y2="17.145cm">
          <text:p text:style-name="P1"/>
        </draw:line>
        <draw:frame draw:style-name="gr4" draw:text-style-name="P7" draw:layer="layout" svg:width="4.507cm" svg:height="1.115cm" svg:x="16.51cm" svg:y="6.985cm">
          <draw:text-box>
            <text:p text:style-name="P6">Common I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hange Target? Change BE</text:p>
          </draw:text-box>
        </draw:frame>
        <draw:rect draw:style-name="gr2" draw:text-style-name="P3" draw:layer="layout" svg:width="4.445cm" svg:height="2.54cm" svg:x="5.715cm" svg:y="10.16cm">
          <text:p text:style-name="P2">front end</text:p>
        </draw:rect>
        <draw:rect draw:style-name="gr2" draw:text-style-name="P9" draw:layer="layout" svg:width="4.445cm" svg:height="2.54cm" svg:x="13.97cm" svg:y="4.445cm">
          <text:p text:style-name="P8">x86</text:p>
        </draw:rect>
        <draw:rect draw:style-name="gr2" draw:text-style-name="P9" draw:layer="layout" svg:width="4.445cm" svg:height="2.54cm" svg:x="13.97cm" svg:y="8.255cm">
          <text:p text:style-name="P8">x86_64</text:p>
        </draw:rect>
        <draw:rect draw:style-name="gr2" draw:text-style-name="P9" draw:layer="layout" svg:width="4.445cm" svg:height="2.54cm" svg:x="13.97cm" svg:y="12.065cm">
          <text:p text:style-name="P8">sparc</text:p>
        </draw:rect>
        <draw:rect draw:style-name="gr2" draw:text-style-name="P9" draw:layer="layout" svg:width="4.445cm" svg:height="2.54cm" svg:x="13.97cm" svg:y="15.875cm">
          <text:p text:style-name="P8">alpha</text:p>
        </draw:rect>
        <draw:line draw:style-name="gr3" draw:text-style-name="P9" draw:layer="layout" svg:x1="10.16cm" svg:y1="10.16cm" svg:x2="13.97cm" svg:y2="5.715cm">
          <text:p text:style-name="P1"/>
        </draw:line>
        <draw:line draw:style-name="gr3" draw:text-style-name="P9" draw:layer="layout" svg:x1="10.16cm" svg:y1="10.795cm" svg:x2="13.97cm" svg:y2="9.525cm">
          <text:p text:style-name="P1"/>
        </draw:line>
        <draw:line draw:style-name="gr3" draw:text-style-name="P9" draw:layer="layout" svg:x1="10.16cm" svg:y1="12.065cm" svg:x2="13.97cm" svg:y2="13.335cm">
          <text:p text:style-name="P1"/>
        </draw:line>
        <draw:line draw:style-name="gr3" draw:text-style-name="P9" draw:layer="layout" svg:x1="10.16cm" svg:y1="12.7cm" svg:x2="13.97cm" svg:y2="17.145cm">
          <text:p text:style-name="P1"/>
        </draw:line>
        <draw:line draw:style-name="gr3" draw:text-style-name="P9" draw:layer="layout" svg:x1="18.415cm" svg:y1="5.715cm" svg:x2="20.32cm" svg:y2="5.715cm">
          <text:p text:style-name="P1"/>
        </draw:line>
        <draw:line draw:style-name="gr3" draw:text-style-name="P9" draw:layer="layout" svg:x1="18.415cm" svg:y1="9.525cm" svg:x2="20.32cm" svg:y2="9.525cm">
          <text:p text:style-name="P1"/>
        </draw:line>
        <draw:line draw:style-name="gr3" draw:text-style-name="P9" draw:layer="layout" svg:x1="18.415cm" svg:y1="13.335cm" svg:x2="20.32cm" svg:y2="13.335cm">
          <text:p text:style-name="P1"/>
        </draw:line>
        <draw:line draw:style-name="gr3" draw:text-style-name="P9" draw:layer="layout" svg:x1="18.415cm" svg:y1="17.145cm" svg:x2="20.32cm" svg:y2="17.145cm">
          <text:p text:style-name="P1"/>
        </draw:line>
        <draw:line draw:style-name="gr3" draw:text-style-name="P9" draw:layer="layout" svg:x1="3.81cm" svg:y1="11.43cm" svg:x2="5.715cm" svg:y2="11.43cm">
          <text:p text:style-name="P1"/>
        </draw:line>
        <draw:frame draw:style-name="gr4" draw:text-style-name="P7" draw:layer="layout" svg:width="4.507cm" svg:height="1.115cm" svg:x="8.255cm" svg:y="6.35cm">
          <draw:text-box>
            <text:p text:style-name="P6">Common IL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CC Works This Wa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10">gcc supports several languages</text:p>
              </text:list-item>
            </text:list>
            <text:list text:style-name="L4">
              <text:list-item>
                <text:list>
                  <text:list-item>
                    <text:p text:style-name="P11">C (gcc), C++ (g++), Java (gjc), Ada (gnat), etc.</text:p>
                  </text:list-item>
                </text:list>
              </text:list-item>
            </text:list>
            <text:list text:style-name="L4">
              <text:list-item>
                <text:p text:style-name="P10">gcc supports several platforms</text:p>
              </text:list-item>
            </text:list>
            <text:list text:style-name="L4">
              <text:list-item>
                <text:list>
                  <text:list-item>
                    <text:p text:style-name="P11">A very long list.</text:p>
                  </text:list-item>
                </text:list>
              </text:list-item>
            </text:list>
            <text:list text:style-name="L4">
              <text:list-item>
                <text:p text:style-name="P10">You can mix and match languages and platforms.</text:p>
              </text:list-item>
            </text:list>
            <text:list text:style-name="L4">
              <text:list-item>
                <text:list>
                  <text:list-item>
                    <text:p text:style-name="P11">BUT... it doesn't always work well. There are issues that make the ideal sometimes difficult in pract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Open Watcom Als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10">Open Watcom supports:</text:p>
              </text:list-item>
            </text:list>
            <text:list text:style-name="L4">
              <text:list-item>
                <text:list>
                  <text:list-item>
                    <text:p text:style-name="P11">C, C++, FORTRAN77</text:p>
                  </text:list-item>
                </text:list>
              </text:list-item>
            </text:list>
            <text:list text:style-name="L4">
              <text:list-item>
                <text:p text:style-name="P10">Open Watcom targets:</text:p>
              </text:list-item>
            </text:list>
            <text:list text:style-name="L4">
              <text:list-item>
                <text:list>
                  <text:list-item>
                    <text:p text:style-name="P11">16 bit x86 (DOS, Win16, 16 bit OS/2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32 bit x86 (Extended DOS, Win32, 32 bit OS/2, Linux, NetWar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MIPS and Alpha support experimen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a Lexical Analysis</text:p>
          </draw:text-box>
        </draw:frame>
        <draw:rect draw:style-name="gr2" draw:text-style-name="P9" draw:layer="layout" svg:width="6.35cm" svg:height="5.08cm" svg:x="10.795cm" svg:y="7.62cm">
          <text:p text:style-name="P8">Lexical</text:p>
          <text:p text:style-name="P8">Analyzer</text:p>
        </draw:rect>
        <draw:line draw:style-name="gr3" draw:text-style-name="P9" draw:layer="layout" svg:x1="8.89cm" svg:y1="10.16cm" svg:x2="10.795cm" svg:y2="10.16cm">
          <text:p text:style-name="P1"/>
        </draw:line>
        <draw:frame draw:style-name="gr4" draw:text-style-name="P5" draw:layer="layout" svg:width="8.884cm" svg:height="4.381cm" svg:x="0.635cm" svg:y="7.684cm">
          <draw:text-box>
            <text:p text:style-name="P4">procedure Hello is</text:p>
            <text:p text:style-name="P4"><text:s text:c="2"/>X : Integer;</text:p>
            <text:p text:style-name="P4">begin</text:p>
            <text:p text:style-name="P4"><text:s text:c="2"/>X := X + 1;</text:p>
            <text:p text:style-name="P4">end Hello;</text:p>
          </draw:text-box>
        </draw:frame>
        <draw:line draw:style-name="gr3" draw:text-style-name="P3" draw:layer="layout" svg:x1="17.145cm" svg:y1="10.16cm" svg:x2="19.05cm" svg:y2="10.16cm">
          <text:p text:style-name="P1"/>
        </draw:line>
        <draw:frame draw:style-name="gr4" draw:text-style-name="P5" draw:layer="layout" svg:width="5.159cm" svg:height="7.835cm" svg:x="19.606cm" svg:y="6.35cm">
          <draw:text-box>
            <text:p text:style-name="P4"><text:span text:style-name="T2">procedure</text:span></text:p>
            <text:p text:style-name="P4">IDENTIFIER</text:p>
            <text:p text:style-name="P4"><text:span text:style-name="T2">is</text:span></text:p>
            <text:p text:style-name="P4">IDENTIFIER</text:p>
            <text:p text:style-name="P4">:</text:p>
            <text:p text:style-name="P4">IDENTIFIER</text:p>
            <text:p text:style-name="P4">;</text:p>
            <text:p text:style-name="P4"><text:span text:style-name="T2">begin</text:span></text:p>
            <text:p text:style-name="P4">...</text:p>
          </draw:text-box>
        </draw:frame>
        <draw:frame draw:style-name="gr4" draw:text-style-name="P12" draw:layer="layout" svg:width="4.587cm" svg:height="1.115cm" svg:x="1.228cm" svg:y="6.35cm">
          <draw:text-box>
            <text:p text:style-name="P6"><text:span text:style-name="T3">Source Text</text:span></text:p>
          </draw:text-box>
        </draw:frame>
        <draw:frame draw:style-name="gr4" draw:text-style-name="P12" draw:layer="layout" svg:width="5.29cm" svg:height="1.115cm" svg:x="19.685cm" svg:y="5.08cm">
          <draw:text-box>
            <text:p text:style-name="P6"><text:span text:style-name="T3">Token Stream</text:span></text:p>
          </draw:text-box>
        </draw:frame>
        <draw:frame draw:style-name="gr4" draw:text-style-name="P7" draw:layer="layout" svg:width="7.318cm" svg:height="1.979cm" svg:x="19.352cm" svg:y="14.531cm">
          <draw:text-box>
            <text:p text:style-name="P6">(white space and</text:p>
            <text:p text:style-name="P6">comments stripped)</text:p>
          </draw:text-box>
        </draw:frame>
        <draw:frame draw:style-name="gr4" draw:text-style-name="P7" draw:layer="layout" svg:width="14.866cm" svg:height="2.843cm" svg:x="1.27cm" svg:y="15.24cm">
          <draw:text-box>
            <text:p text:style-name="P6">Tokens, not individual characters, are the</text:p>
            <text:p text:style-name="P6">formal alphabet from which Ada programs</text:p>
            <text:p text:style-name="P6">are constructed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xample</text:p>
          </draw:text-box>
        </draw:frame>
        <draw:frame draw:style-name="gr4" draw:text-style-name="P5" draw:layer="layout" svg:width="5.624cm" svg:height="1.077cm" svg:x="11.43cm" svg:y="5.08cm">
          <draw:text-box>
            <text:p text:style-name="P4">X * (Y + Z)</text:p>
          </draw:text-box>
        </draw:frame>
        <draw:frame draw:style-name="gr4" draw:text-style-name="P5" draw:layer="layout" svg:width="21.457cm" svg:height="1.077cm" svg:x="3.308cm" svg:y="6.985cm">
          <draw:text-box>
            <text:p text:style-name="P4">term ::= factor {multiplying_operator factor}</text:p>
          </draw:text-box>
        </draw:frame>
        <draw:rect draw:style-name="gr2" draw:text-style-name="P3" draw:layer="layout" svg:width="3.81cm" svg:height="2.54cm" svg:x="12.065cm" svg:y="8.89cm">
          <text:p text:style-name="P2">term</text:p>
        </draw:rect>
        <draw:rect draw:style-name="gr2" draw:text-style-name="P3" draw:layer="layout" svg:width="4.445cm" svg:height="2.54cm" svg:x="5.715cm" svg:y="13.335cm">
          <text:p text:style-name="P2">X</text:p>
        </draw:rect>
        <draw:rect draw:style-name="gr2" draw:text-style-name="P3" draw:layer="layout" svg:width="3.81cm" svg:height="2.54cm" svg:x="12.065cm" svg:y="13.335cm">
          <text:p text:style-name="P2">*</text:p>
        </draw:rect>
        <draw:rect draw:style-name="gr2" draw:text-style-name="P3" draw:layer="layout" svg:width="3.81cm" svg:height="2.54cm" svg:x="17.78cm" svg:y="13.335cm">
          <text:p text:style-name="P2">(Y+Z)</text:p>
        </draw:rect>
        <draw:line draw:style-name="gr3" draw:text-style-name="P3" draw:layer="layout" svg:x1="12.065cm" svg:y1="11.43cm" svg:x2="8.255cm" svg:y2="13.335cm">
          <text:p text:style-name="P1"/>
        </draw:line>
        <draw:line draw:style-name="gr3" draw:text-style-name="P3" draw:layer="layout" svg:x1="13.97cm" svg:y1="11.43cm" svg:x2="13.97cm" svg:y2="13.335cm">
          <text:p text:style-name="P1"/>
        </draw:line>
        <draw:line draw:style-name="gr3" draw:text-style-name="P3" draw:layer="layout" svg:x1="15.875cm" svg:y1="11.43cm" svg:x2="19.685cm" svg:y2="13.33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xample (Continued)</text:p>
          </draw:text-box>
        </draw:frame>
        <draw:rect draw:style-name="gr2" draw:text-style-name="P3" draw:layer="layout" svg:width="3.81cm" svg:height="2.54cm" svg:x="12.065cm" svg:y="4.445cm">
          <text:p text:style-name="P2">term</text:p>
        </draw:rect>
        <draw:rect draw:style-name="gr2" draw:text-style-name="P3" draw:layer="layout" svg:width="4.445cm" svg:height="2.54cm" svg:x="5.715cm" svg:y="8.89cm">
          <text:p text:style-name="P2">X</text:p>
        </draw:rect>
        <draw:rect draw:style-name="gr2" draw:text-style-name="P3" draw:layer="layout" svg:width="3.81cm" svg:height="2.54cm" svg:x="12.065cm" svg:y="8.89cm">
          <text:p text:style-name="P2">*</text:p>
        </draw:rect>
        <draw:rect draw:style-name="gr2" draw:text-style-name="P3" draw:layer="layout" svg:width="3.81cm" svg:height="2.54cm" svg:x="17.78cm" svg:y="8.89cm">
          <text:p text:style-name="P2">factor</text:p>
        </draw:rect>
        <draw:line draw:style-name="gr3" draw:text-style-name="P3" draw:layer="layout" svg:x1="12.065cm" svg:y1="6.985cm" svg:x2="8.255cm" svg:y2="8.89cm">
          <text:p text:style-name="P1"/>
        </draw:line>
        <draw:line draw:style-name="gr3" draw:text-style-name="P3" draw:layer="layout" svg:x1="13.97cm" svg:y1="6.985cm" svg:x2="13.97cm" svg:y2="8.89cm">
          <text:p text:style-name="P1"/>
        </draw:line>
        <draw:line draw:style-name="gr3" draw:text-style-name="P3" draw:layer="layout" svg:x1="15.875cm" svg:y1="6.985cm" svg:x2="19.685cm" svg:y2="8.89cm">
          <text:p text:style-name="P1"/>
        </draw:line>
        <draw:rect draw:style-name="gr2" draw:text-style-name="P3" draw:layer="layout" svg:width="3.81cm" svg:height="2.54cm" svg:x="17.78cm" svg:y="12.7cm">
          <text:p text:style-name="P2">primary</text:p>
        </draw:rect>
        <draw:rect draw:style-name="gr2" draw:text-style-name="P3" draw:layer="layout" svg:width="3.81cm" svg:height="2.54cm" svg:x="17.78cm" svg:y="16.51cm">
          <text:p text:style-name="P2">Y + Z</text:p>
        </draw:rect>
        <draw:rect draw:style-name="gr2" draw:text-style-name="P3" draw:layer="layout" svg:width="3.81cm" svg:height="2.54cm" svg:x="22.86cm" svg:y="16.51cm">
          <text:p text:style-name="P2">)</text:p>
        </draw:rect>
        <draw:rect draw:style-name="gr2" draw:text-style-name="P3" draw:layer="layout" svg:width="3.81cm" svg:height="2.54cm" svg:x="12.7cm" svg:y="16.51cm">
          <text:p text:style-name="P2">(</text:p>
        </draw:rect>
        <draw:line draw:style-name="gr3" draw:text-style-name="P3" draw:layer="layout" svg:x1="19.685cm" svg:y1="11.43cm" svg:x2="19.685cm" svg:y2="12.7cm">
          <text:p text:style-name="P1"/>
        </draw:line>
        <draw:line draw:style-name="gr3" draw:text-style-name="P3" draw:layer="layout" svg:x1="17.78cm" svg:y1="15.24cm" svg:x2="14.605cm" svg:y2="16.51cm">
          <text:p text:style-name="P1"/>
        </draw:line>
        <draw:line draw:style-name="gr3" draw:text-style-name="P3" draw:layer="layout" svg:x1="19.685cm" svg:y1="15.24cm" svg:x2="19.685cm" svg:y2="16.51cm">
          <text:p text:style-name="P1"/>
        </draw:line>
        <draw:line draw:style-name="gr3" draw:text-style-name="P3" draw:layer="layout" svg:x1="21.59cm" svg:y1="15.24cm" svg:x2="24.765cm" svg:y2="16.51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xample (Continued)</text:p>
          </draw:text-box>
        </draw:frame>
        <draw:rect draw:style-name="gr2" draw:text-style-name="P3" draw:layer="layout" svg:width="3.81cm" svg:height="2.54cm" svg:x="12.065cm" svg:y="4.445cm">
          <text:p text:style-name="P2">expr</text:p>
        </draw:rect>
        <draw:rect draw:style-name="gr2" draw:text-style-name="P3" draw:layer="layout" svg:width="3.81cm" svg:height="2.54cm" svg:x="17.145cm" svg:y="4.445cm">
          <text:p text:style-name="P2">)</text:p>
        </draw:rect>
        <draw:rect draw:style-name="gr2" draw:text-style-name="P3" draw:layer="layout" svg:width="3.81cm" svg:height="2.54cm" svg:x="6.985cm" svg:y="4.445cm">
          <text:p text:style-name="P2">(</text:p>
        </draw:rect>
        <draw:rect draw:style-name="gr2" draw:text-style-name="P3" draw:layer="layout" svg:width="3.81cm" svg:height="2.54cm" svg:x="12.065cm" svg:y="8.255cm">
          <text:p text:style-name="P2">relation</text:p>
        </draw:rect>
        <draw:rect draw:style-name="gr2" draw:text-style-name="P3" draw:layer="layout" svg:width="3.81cm" svg:height="2.54cm" svg:x="12.065cm" svg:y="12.065cm">
          <text:p text:style-name="P2">simple</text:p>
          <text:p text:style-name="P2">expr</text:p>
        </draw:rect>
        <draw:rect draw:style-name="gr2" draw:text-style-name="P3" draw:layer="layout" svg:width="3.81cm" svg:height="2.54cm" svg:x="12.065cm" svg:y="15.875cm">
          <text:p text:style-name="P2">+</text:p>
        </draw:rect>
        <draw:rect draw:style-name="gr2" draw:text-style-name="P3" draw:layer="layout" svg:width="4.445cm" svg:height="2.54cm" svg:x="17.145cm" svg:y="15.875cm">
          <text:p text:style-name="P2">Z</text:p>
        </draw:rect>
        <draw:rect draw:style-name="gr2" draw:text-style-name="P3" draw:layer="layout" svg:width="4.445cm" svg:height="2.54cm" svg:x="6.35cm" svg:y="15.875cm">
          <text:p text:style-name="P2">Y</text:p>
        </draw:rect>
        <draw:line draw:style-name="gr3" draw:text-style-name="P3" draw:layer="layout" svg:x1="13.97cm" svg:y1="6.985cm" svg:x2="13.97cm" svg:y2="8.255cm">
          <text:p text:style-name="P1"/>
        </draw:line>
        <draw:line draw:style-name="gr3" draw:text-style-name="P3" draw:layer="layout" svg:x1="13.97cm" svg:y1="10.795cm" svg:x2="13.97cm" svg:y2="12.065cm">
          <text:p text:style-name="P1"/>
        </draw:line>
        <draw:line draw:style-name="gr3" draw:text-style-name="P3" draw:layer="layout" svg:x1="12.065cm" svg:y1="14.605cm" svg:x2="8.89cm" svg:y2="15.875cm">
          <text:p text:style-name="P1"/>
        </draw:line>
        <draw:line draw:style-name="gr3" draw:text-style-name="P3" draw:layer="layout" svg:x1="13.97cm" svg:y1="14.605cm" svg:x2="13.97cm" svg:y2="15.875cm">
          <text:p text:style-name="P1"/>
        </draw:line>
        <draw:line draw:style-name="gr3" draw:text-style-name="P3" draw:layer="layout" svg:x1="15.875cm" svg:y1="14.605cm" svg:x2="19.685cm" svg:y2="15.87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a Start Symbol</text:p>
          </draw:text-box>
        </draw:frame>
        <draw:frame draw:style-name="gr4" draw:text-style-name="P5" draw:layer="layout" svg:width="14.938cm" svg:height="2.729cm" svg:x="6.35cm" svg:y="4.445cm">
          <draw:text-box>
            <text:p text:style-name="P4">compilation_unit ::= </text:p>
            <text:p text:style-name="P4"><text:s text:c="4"/>context_clause library_item</text:p>
            <text:p text:style-name="P4"><text:s text:c="2"/>| context_clause subunit</text:p>
          </draw:text-box>
        </draw:frame>
        <draw:frame presentation:style-name="pr6" draw:text-style-name="P10" draw:layer="layout" svg:width="25.199cm" svg:height="6.875cm" svg:x="1.471cm" svg:y="8.255cm" presentation:class="outline" presentation:user-transformed="true">
          <draw:text-box>
            <text:list text:style-name="L4">
              <text:list-item>
                <text:p text:style-name="P10"><text:span text:style-name="T4">A </text:span><text:span text:style-name="T5">library_item</text:span><text:span text:style-name="T4"> can be a </text:span><text:span text:style-name="T5">library_unit_declaration</text:span></text:p>
              </text:list-item>
            </text:list>
            <text:list text:style-name="L4">
              <text:list-item>
                <text:p text:style-name="P10"><text:span text:style-name="T4">A </text:span><text:span text:style-name="T5">library_unit_declaration</text:span><text:span text:style-name="T4"> can be a </text:span><text:span text:style-name="T5">subprogram_declaration</text:span></text:p>
              </text:list-item>
            </text:list>
            <text:list text:style-name="L4">
              <text:list-item>
                <text:p text:style-name="P10"><text:span text:style-name="T6">A </text:span><text:span text:style-name="T5">subprogram_declaration</text:span><text:span text:style-name="T6"> can be a </text:span><text:span text:style-name="T5">procedure_specification </text:span><text:span text:style-name="T7">;</text:span></text:p>
              </text:list-item>
            </text:list>
          </draw:text-box>
        </draw:frame>
        <draw:frame draw:style-name="gr4" draw:text-style-name="P5" draw:layer="layout" svg:width="19.594cm" svg:height="3.605cm" svg:x="4.445cm" svg:y="15.495cm">
          <draw:text-box>
            <text:p text:style-name="P4">procedure_specification ::=</text:p>
            <text:p text:style-name="P4"><text:s text:c="5"/><text:span text:style-name="T2">procedure</text:span> defining_program_unit_name</text:p>
            <text:p text:style-name="P4"><text:s text:c="15"/>parameter_profile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yntax Not Enoug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10">Not every string of tokens that can be generated by the grammar is a legal program.</text:p>
              </text:list-item>
            </text:list>
            <text:list text:style-name="L4">
              <text:list-item>
                <text:list>
                  <text:list-item>
                    <text:p text:style-name="P11">Compiler uses additional checks to rule out the invalid possibilities.</text:p>
                  </text:list-item>
                </text:list>
              </text:list-item>
            </text:list>
            <text:list text:style-name="L4">
              <text:list-item>
                <text:p text:style-name="P10">Some language features can be expressed syntactically, but with difficulty.</text:p>
              </text:list-item>
            </text:list>
            <text:list text:style-name="L4">
              <text:list-item>
                <text:list>
                  <text:list-item>
                    <text:p text:style-name="P11">It's an implementation choice how to do it.</text:p>
                  </text:list-item>
                </text:list>
              </text:list-item>
            </text:list>
            <text:list text:style-name="L4">
              <text:list-item>
                <text:p text:style-name="P10">Compilers don't really use the grammars in the standar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09-15T12:58:37</dc:date>
    <meta:editing-cycles>3</meta:editing-cycles>
    <meta:editing-duration>PT1H9M34S</meta:editing-duration>
    <meta:user-defined meta:name="Info 1"/>
    <meta:user-defined meta:name="Info 2"/>
    <meta:user-defined meta:name="Info 3"/>
    <meta:user-defined meta:name="Info 4"/>
    <meta:document-statistic meta:object-count="163"/>
  </office:meta>
</office:document-meta>
</file>